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left" draw:textarea-vertical-align="top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custom-shape draw:style-name="gr1" draw:text-style-name="P1" xml:id="id2" draw:id="id2" draw:layer="layout" svg:width="3.9cm" svg:height="5.7cm" svg:x="4.393cm" svg:y="2.5cm">
            <text:p text:style-name="P1">Piscina</text:p>
            <text:p text:style-name="P1">de</text:p>
            <text:p text:style-name="P1">Contadores</text:p>
            <text:p text:style-name="P1">1-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3.9cm" svg:height="5.7cm" svg:x="9.46cm" svg:y="2.5cm">
            <text:p text:style-name="P1">Piscina</text:p>
            <text:p text:style-name="P1">de</text:p>
            <text:p text:style-name="P1">Contadores</text:p>
            <text:p text:style-name="P1">1-B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4" draw:id="id4" draw:layer="layout" svg:width="3.9cm" svg:height="5.7cm" svg:x="14.528cm" svg:y="2.5cm">
            <text:p text:style-name="P1">Piscina</text:p>
            <text:p text:style-name="P1">de</text:p>
            <text:p text:style-name="P1">Contadores</text:p>
            <text:p text:style-name="P1">2-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3.9cm" svg:height="5.7cm" svg:x="19.593cm" svg:y="2.5cm">
            <text:p text:style-name="P1">Piscina</text:p>
            <text:p text:style-name="P1">de</text:p>
            <text:p text:style-name="P1">Contadores</text:p>
            <text:p text:style-name="P1">2-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1" draw:layer="layout" svg:width="10.13cm" svg:height="1.7cm" svg:x="5.51cm" svg:y="10.5cm">
            <text:p text:style-name="P1"/>
            <draw:enhanced-geometry svg:viewBox="0 0 21600 21600" draw:type="rectangle" draw:enhanced-path="M 0 0 L 21600 0 21600 21600 0 21600 0 0 Z N"/>
          </draw:custom-shape>
          <draw:frame draw:style-name="gr4" draw:layer="layout" svg:width="6.386cm" svg:height="1.038cm" svg:x="15.925cm" svg:y="10.831cm">
            <draw:text-box>
              <text:p>Piscina contadores []</text:p>
            </draw:text-box>
          </draw:frame>
          <draw:custom-shape draw:style-name="gr3" draw:text-style-name="P1" xml:id="id3" draw:id="id3" draw:layer="layout" svg:width="1.7cm" svg:height="1.7cm" svg:x="7.21cm" svg:y="10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7cm" svg:height="1.7cm" svg:x="8.91cm" svg:y="10.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1.035cm" svg:height="1.038cm" svg:x="10.926cm" svg:y="10.831cm">
            <draw:text-box>
              <text:p>...</text:p>
            </draw:text-box>
          </draw:frame>
          <draw:custom-shape draw:style-name="gr3" draw:text-style-name="P1" xml:id="id1" draw:id="id1" draw:layer="layout" svg:width="1.7cm" svg:height="1.7cm" svg:x="5.51cm" svg:y="10.5cm">
            <text:p/>
            <draw:enhanced-geometry svg:viewBox="0 0 21600 21600" draw:type="rectangle" draw:enhanced-path="M 0 0 L 21600 0 21600 21600 0 21600 0 0 Z N"/>
          </draw:custom-shape>
        </draw:g>
        <draw:connector draw:style-name="gr5" draw:text-style-name="P1" draw:layer="layout" draw:type="curve" svg:x1="6.36cm" svg:y1="10.5cm" svg:x2="6.343cm" svg:y2="8.2cm" draw:start-shape="id1" draw:start-glue-point="0" draw:end-shape="id2" svg:d="M6360 10500c0-1725-17-575-17-2300" svg:viewBox="0 0 18 2301">
          <text:p/>
        </draw:connector>
        <draw:connector draw:style-name="gr5" draw:text-style-name="P1" draw:layer="layout" draw:type="curve" svg:x1="8.06cm" svg:y1="10.5cm" svg:x2="16.478cm" svg:y2="8.2cm" draw:start-shape="id3" draw:end-shape="id4" draw:end-glue-point="2" svg:d="M8060 10500c0-1725 8418-575 8418-2300" svg:viewBox="0 0 8419 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05T17:48:41.472399711</meta:creation-date>
    <dc:date>2014-09-05T18:29:47.788279821</dc:date>
    <dc:creator>Eugenio Pérez Martín</dc:creator>
    <meta:editing-duration>PT10M45S</meta:editing-duration>
    <meta:editing-cycles>1</meta:editing-cycles>
    <meta:document-statistic meta:object-count="14"/>
    <meta:generator>LibreOffice/4.2.5.2$Linux_X86_64 LibreOffice_project/420m0$Build-2</meta:generator>
  </office:meta>
</office:document-meta>
</file>